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06126" officeooo:paragraph-rsid="00206126"/>
    </style:style>
    <style:style style:name="P2" style:family="paragraph" style:parent-style-name="Text_20_body">
      <style:text-properties officeooo:paragraph-rsid="00206126"/>
    </style:style>
    <style:style style:name="P3" style:family="paragraph" style:parent-style-name="Text_20_body">
      <style:text-properties officeooo:paragraph-rsid="001c30c5"/>
    </style:style>
    <style:style style:name="P4" style:family="paragraph" style:parent-style-name="Text_20_body">
      <style:text-properties officeooo:rsid="001c30c5" officeooo:paragraph-rsid="001c30c5"/>
    </style:style>
    <style:style style:name="P5" style:family="paragraph" style:parent-style-name="Text_20_body">
      <style:text-properties officeooo:rsid="001deb9e" officeooo:paragraph-rsid="001deb9e"/>
    </style:style>
    <style:style style:name="P6" style:family="paragraph" style:parent-style-name="Text_20_body">
      <style:text-properties officeooo:paragraph-rsid="001deb9e"/>
    </style:style>
    <style:style style:name="P7" style:family="paragraph" style:parent-style-name="Text_20_body">
      <style:text-properties officeooo:paragraph-rsid="001ecd71"/>
    </style:style>
    <style:style style:name="P8" style:family="paragraph" style:parent-style-name="Text_20_body">
      <style:text-properties officeooo:paragraph-rsid="001f16eb"/>
    </style:style>
    <style:style style:name="P9" style:family="paragraph" style:parent-style-name="Heading_20_3">
      <style:text-properties officeooo:paragraph-rsid="00206126"/>
    </style:style>
    <style:style style:name="P10" style:family="paragraph" style:parent-style-name="Text_20_body">
      <style:text-properties officeooo:rsid="001c30c5" officeooo:paragraph-rsid="001c30c5"/>
    </style:style>
    <style:style style:name="P11" style:family="paragraph" style:parent-style-name="Text_20_body">
      <style:text-properties officeooo:paragraph-rsid="00206126"/>
    </style:style>
    <style:style style:name="P12" style:family="paragraph" style:parent-style-name="Text_20_body">
      <style:text-properties officeooo:paragraph-rsid="002124ed"/>
    </style:style>
    <style:style style:name="P13" style:family="paragraph" style:parent-style-name="Text_20_body">
      <style:text-properties officeooo:paragraph-rsid="0022c8e5"/>
    </style:style>
    <style:style style:name="P14" style:family="paragraph" style:parent-style-name="Text_20_body">
      <style:text-properties officeooo:paragraph-rsid="0023be6a"/>
    </style:style>
    <style:style style:name="P15" style:family="paragraph" style:parent-style-name="Text_20_body">
      <style:text-properties officeooo:paragraph-rsid="002490cd"/>
    </style:style>
    <style:style style:name="T1" style:family="text">
      <style:text-properties fo:background-color="#ffff00" loext:char-shading-value="0"/>
    </style:style>
    <style:style style:name="T2" style:family="text">
      <style:text-properties fo:background-color="transparent" loext:char-shading-value="0"/>
    </style:style>
    <style:style style:name="T3" style:family="text">
      <style:text-properties officeooo:rsid="001c30c5" fo:background-color="transparent" loext:char-shading-value="0"/>
    </style:style>
    <style:style style:name="T4" style:family="text">
      <style:text-properties officeooo:rsid="002124ed" fo:background-color="transparent" loext:char-shading-value="0"/>
    </style:style>
    <style:style style:name="T5" style:family="text">
      <style:text-properties officeooo:rsid="001c30c5"/>
    </style:style>
    <style:style style:name="T6" style:family="text">
      <style:text-properties officeooo:rsid="001deb9e"/>
    </style:style>
    <style:style style:name="T7" style:family="text">
      <style:text-properties officeooo:rsid="001ecd71"/>
    </style:style>
    <style:style style:name="T8" style:family="text">
      <style:text-properties officeooo:rsid="001f16eb"/>
    </style:style>
    <style:style style:name="T9" style:family="text">
      <style:text-properties officeooo:rsid="00206126"/>
    </style:style>
    <style:style style:name="T10" style:family="text">
      <style:text-properties officeooo:rsid="001afc41"/>
    </style:style>
    <style:style style:name="T11" style:family="text">
      <style:text-properties officeooo:rsid="001bde3a"/>
    </style:style>
    <style:style style:name="T12" style:family="text">
      <style:text-properties officeooo:rsid="002124ed"/>
    </style:style>
    <style:style style:name="T13" style:family="text">
      <style:text-properties officeooo:rsid="0022c8e5"/>
    </style:style>
    <style:style style:name="T14" style:family="text">
      <style:text-properties officeooo:rsid="0023be6a"/>
    </style:style>
    <style:style style:name="T15" style:family="text">
      <style:text-properties officeooo:rsid="002490cd"/>
    </style:style>
    <style:style style:name="T16" style:family="text">
      <style:text-properties officeooo:rsid="0025b1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Elara <text:span text:style-name="T5">salio</text:span> del pasadizo<text:span text:style-name="T5"> tan rapido como pudo.</text:span></text:p>
      <text:p text:style-name="P4">El terror que sentia no le permitia pensar en otra cosa mas que escapar.</text:p>
      <text:p text:style-name="P3">Atravesó la <text:span text:style-name="T2">habitación </text:span><text:span text:style-name="T3"><text:s/>a toda velocidad mientras las sombras que </text:span><text:span text:style-name="T4">ella misma </text:span><text:span text:style-name="T3">proyectaba en las paredes</text:span> se estiraban y ondulaban <text:span text:style-name="T5">persiguiendola</text:span> como si tuvieran vida propia. </text:p>
      <text:p text:style-name="P4">Salio al pasillo y corrio<text:span text:style-name="T6"> en la oscuridad imaginando cientos de brazos que se estiraban desde la oscuridad de las paredes queriendo atraparla</text:span>.</text:p>
      <text:p text:style-name="P3">Subió <text:span text:style-name="T5">por </text:span>la escalera en espiral al final del pasillo<text:span text:style-name="T5"> hasta el</text:span> siguiente piso<text:span text:style-name="T5"> y </text:span>se detuvo por un momento para recuperar el aliento. </text:p>
      <text:p text:style-name="P5">No es facil ver entre las sombras, y la imaginacion puede jugarnos malas pasadas.</text:p>
      <text:p text:style-name="P6">Frente a ella se extendía otro pasillo interminable, con puertas cerradas a ambos lados, iguales a las del nivel anterior<text:span text:style-name="T6">, pero esta vez</text:span><text:span text:style-name="T9"> todo habia cambiado, porque en su imaginacion</text:span><text:span text:style-name="T6"> detras de cada puerta criaturas fantasmales esperaban con paciencia, al acecho, sabiendo que ella estaba aqui</text:span>.</text:p>
      <text:p text:style-name="P6"><text:s/><text:span text:style-name="T6">A</text:span>l final de<text:span text:style-name="T6">l</text:span> pasillo, algo rompía la monotonía: una puerta entreabierta, desde donde escapaba un tenue resplandor anaranjado.</text:p>
      <text:p text:style-name="Text_20_body">Con cautela, Elara avanzó, deslizándose a lo largo de la pared, evitando pisar con fuerza para no hacer ruido. Al asomarse por la puerta, vio una sala oscura, iluminada únicamente por el fuego que ardía en una gran chimenea de piedra. La habitación era amplia, opresiva, llena de sombras que parecían moverse en los rincones. Elara entró con sigilo<text:span text:style-name="T7"> ocultandose en</text:span> la penumbra.</text:p>
      <text:p text:style-name="Text_20_body">Cerca de la chimenea, un caldero de hierro negro<text:span text:style-name="T7"> cubierto de hollin</text:span> colgaba sobre las llamas. Un aroma denso, salado y especiado llenaba el aire, mezclándose con el olor a madera quemada. En la mesa larga y robusta que ocupaba el centro de la sala, había utensilios de cocina de cobre y estaño, platos de cerámica con restos de comida, y una jarra de arcilla casi vacía. Elara se acercó al fuego, atraída por el extraño magnetismo que la luz proporcionaba en un lugar tan sombrío.</text:p>
      <text:p text:style-name="Text_20_body">Entonces, una voz rompió el silencio.</text:p>
      <text:p text:style-name="Text_20_body">—¿Quién eres tú?</text:p>
      <text:p text:style-name="P7">Elara se giró de golpe<text:span text:style-name="T7"> y su corazon se sobresalto</text:span>. </text:p>
      <text:p text:style-name="P7">En un rincón oscuro de la habitación, un joven estaba sentado, inclinado sobre un plato de lo que parecía ser un potaje espeso. Sus ojos brillaban bajo la tenue luz, pero su rostro, en gran parte oculto por las sombras, mostraba una expresión de cautela.</text:p>
      <text:p text:style-name="Text_20_body">Elara retrocedió un paso<text:span text:style-name="T7"> y a</text:span>l hacerlo, golpeó accidentalmente el atizador de la chimenea, que cayó al suelo con un ruido metálico que resonó por toda la sala.</text:p>
      <text:p text:style-name="Text_20_body">—¡Shhh! —exclamó el joven en voz baja, levantando una mano para silenciarla—. No hagas ruido. Morgerathus podría oírte.</text:p>
      <text:p text:style-name="Text_20_body">Elara se quedó inmóvil. </text:p>
      <text:p text:style-name="Text_20_body"><text:soft-page-break/>—¿Quién eres tú? —preguntó Elara,<text:span text:style-name="T7"> con</text:span><text:span text:style-name="T1"> voz firme</text:span>.</text:p>
      <text:p text:style-name="Text_20_body">—Alguien atrapado en este castillo, igual que tú —respondió el joven, <text:span text:style-name="T7">devorando con avidez lo que quedaba en</text:span> el plato—. Me llamo Khub. ¿Y tú?</text:p>
      <text:p text:style-name="Text_20_body">—<text:span text:style-name="T7">Yo soy </text:span>Elara —<text:span text:style-name="T7"> respondio con seriedad</text:span>, <text:span text:style-name="T7">mientras </text:span>sus ojos recorri<text:span text:style-name="T7">a</text:span>n la habitación <text:span text:style-name="T8">en busca de mas sorpresas ocultas</text:span><text:span text:style-name="T7"> entre las sombras</text:span>. </text:p>
      <text:p text:style-name="Text_20_body">—Atrapado<text:span text:style-name="T8">?</text:span>, ¿<text:span text:style-name="T8">que quieres decir con eso</text:span>? —preguntó Elara.</text:p>
      <text:p text:style-name="P8">—¿No lo sabes? —respondió Khub, dejando el plato sobre la mesa<text:span text:style-name="T8">.</text:span>—No hay forma de salir del castillo.—</text:p>
      <text:p text:style-name="Text_20_body">—Llevo varios días aquí —continuó Khub—. He recorrido pasillos, escaleras, salas interminables... Y no hay ninguna puerta al exterior. Las ventanas que he encontrado son estrechas y están demasiado altas como para usarlas.</text:p>
      <text:p text:style-name="Text_20_body">Elara permaneció en silencio<text:span text:style-name="T8">.</text:span> <text:span text:style-name="T8">S</text:span>u historia sona<text:span text:style-name="T8">ba</text:span> creíble<text:span text:style-name="T8"> en este hambiente infernal</text:span>.</text:p>
      <text:p text:style-name="P8">—Dicen que un hechizo <text:span text:style-name="T8">oculta el castillo del mundo exterior</text:span>—añadió Khub, —<text:span text:style-name="T8">Nadie sabe que el castillo esta aqui.—</text:span></text:p>
      <text:p text:style-name="P8">—<text:span text:style-name="T8">Y empiezo a creer que existe otro hechizo que oculta las puertas de salida, cuando ya estas dentro, convirtiendolo en una trampa de la que no hay escapatoria—</text:span></text:p>
      <text:p text:style-name="Text_20_body">Elara se acercó a la mesa y examinó al joven con más detenimiento. Khub no parecía alguien peligroso, pero en este lugar nada podía darse por seguro.</text:p>
      <text:p text:style-name="Text_20_body"/>
      <text:p text:style-name="P1">---</text:p>
      <text:h text:style-name="P9" text:outline-level="3">La Traición</text:h>
      <text:p text:style-name="P2"/>
      <text:p text:style-name="P2">—Pensaré en encontrar la salida en otro momento —dijo Elara con resolución, clavando su mirada en Khub—. Ahora debo detener al mago antes de que destruya el pueblo.</text:p>
      <text:p text:style-name="P2">—Es imposible detener a Morgerathus —respondió el joven, con una nota de <text:span text:style-name="T10">miedo</text:span> en su voz—. Su magia es <text:span text:style-name="T12">muy</text:span> poderosa.</text:p>
      <text:p text:style-name="P2">Elara no respondió. En lugar de eso, se giró hacia la entrada del pasillo, tomando un segundo para escuchar. El silencio era absoluto, roto solo por el eco lejano de gotas cayendo en alguna profundidad invisible. Respiró hondo y, tras asegurarse de que el camino estaba despejado, dio el primer paso.</text:p>
      <text:p text:style-name="P2">—Espera, voy contigo —dijo Khub, siguiéndola de cerca.</text:p>
      <text:p text:style-name="P2">Juntos se deslizaron por los corredores oscuros, silenciosos como sombras. <text:span text:style-name="T10">y mientras</text:span> avanzaban, los muros parecían cobrar vida, <text:span text:style-name="T10">formas, fantasmas, caras, manos, asomaban ligeramente de las paredes entre las sombras, y volvian a ocultarse</text:span>.<text:span text:style-name="T10"> Reflejos en la oscuridad, juegos de la imaginacion. Temores ocultos materializandose, con cada paso.</text:span></text:p>
      <text:p text:style-name="P2"><text:soft-page-break/></text:p>
      <text:p text:style-name="P12">Elara avanzaba <text:span text:style-name="T10">lentamente conciente</text:span> del peligro que pendía sobre ellos como una sombra. El aire dentro del castillo era pesado, cargado de un frío antinatural que se arrastraba por los pasillos.</text:p>
      <text:p text:style-name="P2"><text:span text:style-name="T11">Al </text:span>llegar a una escalera, Elara comenzó a subir <text:span text:style-name="T11">sin pensar</text:span>.<text:span text:style-name="T11"> Huyendo del terror.</text:span></text:p>
      <text:p text:style-name="P2">—¿A dónde vas? —preguntó Khub, desconcertado.</text:p>
      <text:p text:style-name="P2">—Sé dónde se encuentra Morgerathus, y no es arriba —respondió ella, sin detenerse.</text:p>
      <text:p text:style-name="P13">Khub vaciló<text:span text:style-name="T11"> un instante antes de seguirla</text:span>.<text:span text:style-name="T11"> </text:span></text:p>
      <text:p text:style-name="P13"><text:span text:style-name="T13">Averiguar lo que habia mas arriba no parecia una buena idea, pero quedarse solo en la oscuridad de los pasillos tampoco lo era. </text:span><text:span text:style-name="T11">No hay un lugar mejor que otro en este castillo.</text:span></text:p>
      <text:p text:style-name="P2">En la planta superior, Elara comenzó a abrir puertas<text:span text:style-name="T11">,</text:span> una a una, con determinación.</text:p>
      <text:p text:style-name="P2">—¿Qué buscas? —insistió Khub, con un tono de creciente ansiedad.</text:p>
      <text:p text:style-name="P2">—Algo que debilite el poder mágico de Morgerathus —respondió ella sin mirarlo—. Creo que si destruyo su fuente de poder, podré detener el ataque al pueblo.</text:p>
      <text:p text:style-name="P2">—¿Algo como qué? —replicó él, <text:span text:style-name="T13">mirando hacia atras con preocupacion, intentando ver mas alla de la oscuridad del pasillo</text:span>.</text:p>
      <text:p text:style-name="P2">Elara no respondió. Abrió una puerta más, y en ese instante<text:span text:style-name="T13">..</text:span>.</text:p>
      <text:h text:style-name="P9" text:outline-level="3">La Sala de los Espejos</text:h>
      <text:p text:style-name="P2">Un destello de luz surgió desde el interior de la habitación, iluminando el corredor con colores vivos: verdes intensos, azules profundos y rojos ardientes que danzaban como llamas vivas. Elara se quedó inmóvil, atrapada por el espectáculo ante sus ojos.</text:p>
      <text:p text:style-name="P13">La sala era inmensa, <text:span text:style-name="T13">y en su interior, espejos.</text:span></text:p>
      <text:p text:style-name="P14"><text:span text:style-name="T13">Muchos espejos, grandes espejos, abarrotando la sala, distribuidos por todas partes</text:span><text:span text:style-name="T14">, </text:span>refleja<text:span text:style-name="T14">ndo</text:span> la luz en un caos hipnótico de energía mágica. </text:p>
      <text:p text:style-name="P14">Las paredes parecían desvanecerse, reemplazadas por un horizonte infinito de reflejos. La luz ondulaba como el agua, llenando el aire con un zumbido vibrante que resonaba en los huesos.</text:p>
      <text:p text:style-name="P2">—El artefacto de los espejos… existe —<text:span text:style-name="T14">dijo</text:span> Elara<text:span text:style-name="T14"> para si misma</text:span>, casi sin aliento.</text:p>
      <text:p text:style-name="P2">—¿Qué es esto? —preguntó Khub, con una mezcla de fascinación y miedo en su voz.</text:p>
      <text:p text:style-name="P14">—Es un artefacto mágico —dijo ella, avanzando lentamente entre los espejos—<text:span text:style-name="T14">Lo he visto en los libros. Es un generador de energia magica. —</text:span></text:p>
      <text:p text:style-name="P2">Elara recorrió la sala con cautela. Los espejos parecían estar colocados con un propósito preciso, formando un patrón que ella no podía descifrar del todo. La magia que emanaba de ellos era abrumadora, casi tangible. A pesar del peligro, había una belleza inquietante en aquel lugar, un brillo que parecía llamarla, envolviéndola como un susurro seductor.</text:p>
      <text:p text:style-name="P2"><text:soft-page-break/>Y entonces lo vio.</text:p>
      <text:h text:style-name="P9" text:outline-level="3">El Espejo Central</text:h>
      <text:p text:style-name="P14">En el centro de la sala, un espejo destacaba entre los demás. Su superficie era de cristal negro, profundo como un abismo, y parecía absorber la luz en lugar de reflejarla. </text:p>
      <text:p text:style-name="P14">La belleza del espejo atrajo al instante a Elara de forma irresistible.<text:span text:style-name="T15"> N</text:span>unca habia visto un espejo de cristal negro.</text:p>
      <text:p text:style-name="P15">Elara se acercó<text:span text:style-name="T15"> despacio.</text:span></text:p>
      <text:p text:style-name="P15"><text:span text:style-name="T15">S</text:span><text:span text:style-name="T14">e paro frente a el</text:span>.</text:p>
      <text:p text:style-name="P15">Su reflejo la observaba con una expresión inquietante<text:span text:style-name="T15">.</text:span></text:p>
      <text:p text:style-name="P15">La figura que la observaba desde el otro lado parecía viva, con ojos que brillaban con una inteligencia propia. </text:p>
      <text:p text:style-name="P15"><text:span text:style-name="T15">Y </text:span>Los movimientos del reflejo no coincidían con los de Elara; eran más lentos, más deliberados, como si <text:span text:style-name="T15">la imagen perteneciera a</text:span> un tiempo diferente.</text:p>
      <text:p text:style-name="P15"><text:span text:style-name="T15">Y </text:span>Visto de cerca, <text:span text:style-name="T15">e</text:span>l cristal no parecía cristal<text:span text:style-name="T15">, </text:span>tenía la textura del agua, moviéndose en ondas sutiles.</text:p>
      <text:p text:style-name="P15">—Es imposible… —murmuró Elara, extendiendo una mano <text:span text:style-name="T15">para tocar</text:span> la superficie.</text:p>
      <text:p text:style-name="P15">El aire a su alrededor se volvió denso, cargado de electricidad. En ese momento, Khub, que estaba detrás de ella<text:span text:style-name="T15"> observando la escena</text:span>, <text:span text:style-name="T15">se avalanzo sobre Elara</text:span> con rapidez.</text:p>
      <text:p text:style-name="P2"><text:span text:style-name="T15">Y </text:span>Antes de que pudiera reaccionar, la empujó con fuerza hacia el espejo.</text:p>
      <text:h text:style-name="P9" text:outline-level="3">El Destello</text:h>
      <text:p text:style-name="P2">Elara cayó hacia adelante, atravesando la superficie <text:span text:style-name="T16">del espejo </text:span>como si se estuviera sumergiendo en un lago oscuro. El cristal emitió un destello cegador, y un grito silencioso escapó de sus labios mientras era absorbida por el espejo.</text:p>
      <text:p text:style-name="P2">Ahora estaba atrapada detrás del cristal, <text:span text:style-name="T16">y d</text:span>esde el otro lado, vio a Khub sonreír, <text:span text:style-name="T16">con </text:span>una sonrisa fría y despiadada que transformó su rostro en una máscara de traición.</text:p>
      <text:p text:style-name="P2">—Lo siento, Elara. El maestro necesita a una joven para el sacrificio. <text:span text:style-name="T16">Y </text:span>Tú eres perfecta.</text:p>
      <text:p text:style-name="P2">Elara golpeó el cristal desde el interior, pero sus manos no producían ningún sonido. Estaba atrapada en un mundo de reflejos interminables.</text:p>
      <text:p text:style-name="P2">Desde algún lugar del castillo, la risa siniestra de Morgerathus resonó, llenando el aire como un presagio de muerte.</text:p>
      <text:p text:style-name="Text_20_body"/>
      <text:p text:style-name="Text_20_body"/>
      <text:p text:style-name="Text_20_body"/>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1T17:06:00.326000000</meta:creation-date>
    <dc:date>2025-01-22T13:15:44.076000000</dc:date>
    <meta:editing-duration>PT58M11S</meta:editing-duration>
    <meta:editing-cycles>3</meta:editing-cycles>
    <meta:generator>LibreOffice/7.3.5.2$Windows_X86_64 LibreOffice_project/184fe81b8c8c30d8b5082578aee2fed2ea847c01</meta:generator>
    <meta:document-statistic meta:table-count="0" meta:image-count="0" meta:object-count="0" meta:page-count="5" meta:paragraph-count="73" meta:word-count="1513" meta:character-count="9053" meta:non-whitespace-character-count="7609"/>
  </office:meta>
</office:document-meta>
</file>